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Misc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Misc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2]=&quot;x&quot;;&quot;x&quot;;&quot;&quot;)" office:value-type="string" office:string-value="x" calcext:value-type="string">
            <text:p>x</text:p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 office:value-type="string" office:string-value="x" calcext:value-type="string">
            <text:p>x</text:p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 table:formula="of:=IF([.AJ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3]=&quot;x&quot;;&quot;x&quot;;&quot;&quot;)" office:value-type="string" office:string-value="x" calcext:value-type="string">
            <text:p>x</text:p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 office:value-type="string" office:string-value="x" calcext:value-type="string">
            <text:p>x</text:p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 table:formula="of:=IF([.AJ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4]=&quot;x&quot;;&quot;x&quot;;&quot;&quot;)" office:value-type="string" office:string-value="x" calcext:value-type="string">
            <text:p>x</text:p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 office:value-type="string" office:string-value="x" calcext:value-type="string">
            <text:p>x</text:p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 table:formula="of:=IF([.AJ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5]=&quot;x&quot;;&quot;x&quot;;&quot;&quot;)" office:value-type="string" office:string-value="x" calcext:value-type="string">
            <text:p>x</text:p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 office:value-type="string" office:string-value="x" calcext:value-type="string">
            <text:p>x</text:p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 table:formula="of:=IF([.AJ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6]=&quot;x&quot;;&quot;x&quot;;&quot;&quot;)" office:value-type="string" office:string-value="x" calcext:value-type="string">
            <text:p>x</text:p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 office:value-type="string" office:string-value="x" calcext:value-type="string">
            <text:p>x</text:p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 table:formula="of:=IF([.AJ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7]=&quot;x&quot;;&quot;x&quot;;&quot;&quot;)" office:value-type="string" office:string-value="x" calcext:value-type="string">
            <text:p>x</text:p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 office:value-type="string" office:string-value="x" calcext:value-type="string">
            <text:p>x</text:p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 table:formula="of:=IF([.AJ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8]=&quot;x&quot;;&quot;x&quot;;&quot;&quot;)" office:value-type="string" office:string-value="x" calcext:value-type="string">
            <text:p>x</text:p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 office:value-type="string" office:string-value="x" calcext:value-type="string">
            <text:p>x</text:p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 table:formula="of:=IF([.AJ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M9]=&quot;x&quot;;&quot;x&quot;;&quot;&quot;)" office:value-type="string" office:string-value="x" calcext:value-type="string">
            <text:p>x</text:p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 office:value-type="string" office:string-value="x" calcext:value-type="string">
            <text:p>x</text:p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 table:formula="of:=IF([.AJ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M10]=&quot;x&quot;;&quot;x&quot;;&quot;&quot;)" office:value-type="string" office:string-value="x" calcext:value-type="string">
            <text:p>x</text:p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 office:value-type="string" office:string-value="x" calcext:value-type="string">
            <text:p>x</text:p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 table:formula="of:=IF([.AJ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M11]=&quot;x&quot;;&quot;x&quot;;&quot;&quot;)" office:value-type="string" office:string-value="x" calcext:value-type="string">
            <text:p>x</text:p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 office:value-type="string" office:string-value="x" calcext:value-type="string">
            <text:p>x</text:p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 table:formula="of:=IF([.AJ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M12]=&quot;x&quot;;&quot;x&quot;;&quot;&quot;)" office:value-type="string" office:string-value="x" calcext:value-type="string">
            <text:p>x</text:p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 office:value-type="string" office:string-value="x" calcext:value-type="string">
            <text:p>x</text:p>
          </table:table-cell>
          <table:table-cell table:formula="of:=IF([.AI12]=&quot;x&quot;;&quot;x&quot;;&quot;&quot;)">
            <text:p/>
          </table:table-cell>
          <table:table-cell table:formula="of:=IF([.AJ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M13]=&quot;x&quot;;&quot;x&quot;;&quot;&quot;)" office:value-type="string" office:string-value="x" calcext:value-type="string">
            <text:p>x</text:p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 office:value-type="string" office:string-value="x" calcext:value-type="string">
            <text:p>x</text:p>
          </table:table-cell>
          <table:table-cell table:formula="of:=IF([.AJ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4]=&quot;x&quot;;&quot;x&quot;;&quot;&quot;)">
            <text:p/>
          </table:table-cell>
          <table:table-cell table:formula="of:=IF([.N14]=&quot;x&quot;;&quot;x&quot;;&quot;&quot;)" office:value-type="string" office:string-value="x" calcext:value-type="string">
            <text:p>x</text:p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 table:formula="of:=IF([.AJ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5]=&quot;x&quot;;&quot;x&quot;;&quot;&quot;)">
            <text:p/>
          </table:table-cell>
          <table:table-cell table:formula="of:=IF([.N15]=&quot;x&quot;;&quot;x&quot;;&quot;&quot;)" office:value-type="string" office:string-value="x" calcext:value-type="string">
            <text:p>x</text:p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 table:formula="of:=IF([.AJ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6]=&quot;x&quot;;&quot;x&quot;;&quot;&quot;)">
            <text:p/>
          </table:table-cell>
          <table:table-cell table:formula="of:=IF([.N16]=&quot;x&quot;;&quot;x&quot;;&quot;&quot;)" office:value-type="string" office:string-value="x" calcext:value-type="string">
            <text:p>x</text:p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 table:formula="of:=IF([.AJ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7]=&quot;x&quot;;&quot;x&quot;;&quot;&quot;)">
            <text:p/>
          </table:table-cell>
          <table:table-cell table:formula="of:=IF([.N17]=&quot;x&quot;;&quot;x&quot;;&quot;&quot;)" office:value-type="string" office:string-value="x" calcext:value-type="string">
            <text:p>x</text:p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 table:formula="of:=IF([.AJ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 table:formula="of:=IF([.AJ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 table:formula="of:=IF([.AJ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20]=&quot;x&quot;;&quot;x&quot;;&quot;&quot;)">
            <text:p/>
          </table:table-cell>
          <table:table-cell table:formula="of:=IF([.N20]=&quot;x&quot;;&quot;x&quot;;&quot;&quot;)" office:value-type="string" office:string-value="x" calcext:value-type="string">
            <text:p>x</text:p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 table:formula="of:=IF([.AJ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M21]=&quot;x&quot;;&quot;x&quot;;&quot;&quot;)">
            <text:p/>
          </table:table-cell>
          <table:table-cell table:formula="of:=IF([.N21]=&quot;x&quot;;&quot;x&quot;;&quot;&quot;)" office:value-type="string" office:string-value="x" calcext:value-type="string">
            <text:p>x</text:p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 table:formula="of:=IF([.AJ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2]=&quot;x&quot;;&quot;x&quot;;&quot;&quot;)">
            <text:p/>
          </table:table-cell>
          <table:table-cell table:formula="of:=IF([.N22]=&quot;x&quot;;&quot;x&quot;;&quot;&quot;)" office:value-type="string" office:string-value="x" calcext:value-type="string">
            <text:p>x</text:p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 table:formula="of:=IF([.AJ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3]=&quot;x&quot;;&quot;x&quot;;&quot;&quot;)">
            <text:p/>
          </table:table-cell>
          <table:table-cell table:formula="of:=IF([.N23]=&quot;x&quot;;&quot;x&quot;;&quot;&quot;)" office:value-type="string" office:string-value="x" calcext:value-type="string">
            <text:p>x</text:p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 table:formula="of:=IF([.AJ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4]=&quot;x&quot;;&quot;x&quot;;&quot;&quot;)">
            <text:p/>
          </table:table-cell>
          <table:table-cell table:formula="of:=IF([.N24]=&quot;x&quot;;&quot;x&quot;;&quot;&quot;)" office:value-type="string" office:string-value="x" calcext:value-type="string">
            <text:p>x</text:p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 table:formula="of:=IF([.AJ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M25]=&quot;x&quot;;&quot;x&quot;;&quot;&quot;)">
            <text:p/>
          </table:table-cell>
          <table:table-cell table:formula="of:=IF([.N25]=&quot;x&quot;;&quot;x&quot;;&quot;&quot;)" office:value-type="string" office:string-value="x" calcext:value-type="string">
            <text:p>x</text:p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 table:formula="of:=IF([.AJ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 office:value-type="string" office:string-value="x" calcext:value-type="string">
            <text:p>x</text:p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 table:formula="of:=IF([.AJ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 office:value-type="string" office:string-value="x" calcext:value-type="string">
            <text:p>x</text:p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 table:formula="of:=IF([.AJ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 office:value-type="string" office:string-value="x" calcext:value-type="string">
            <text:p>x</text:p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 table:formula="of:=IF([.AJ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 office:value-type="string" office:string-value="x" calcext:value-type="string">
            <text:p>x</text:p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 table:formula="of:=IF([.AJ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 office:value-type="string" office:string-value="x" calcext:value-type="string">
            <text:p>x</text:p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 table:formula="of:=IF([.AJ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 office:value-type="string" office:string-value="x" calcext:value-type="string">
            <text:p>x</text:p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 table:formula="of:=IF([.AJ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 office:value-type="string" office:string-value="x" calcext:value-type="string">
            <text:p>x</text:p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 table:formula="of:=IF([.AJ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 office:value-type="string" office:string-value="x" calcext:value-type="string">
            <text:p>x</text:p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 table:formula="of:=IF([.AJ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 office:value-type="string" office:string-value="x" calcext:value-type="string">
            <text:p>x</text:p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 table:formula="of:=IF([.AJ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 office:value-type="string" office:string-value="x" calcext:value-type="string">
            <text:p>x</text:p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 table:formula="of:=IF([.AJ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 office:value-type="string" office:string-value="x" calcext:value-type="string">
            <text:p>x</text:p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 table:formula="of:=IF([.AJ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 office:value-type="string" office:string-value="x" calcext:value-type="string">
            <text:p>x</text:p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 table:formula="of:=IF([.AJ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 office:value-type="string" office:string-value="x" calcext:value-type="string">
            <text:p>x</text:p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 table:formula="of:=IF([.AJ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 office:value-type="string" office:string-value="x" calcext:value-type="string">
            <text:p>x</text:p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 table:formula="of:=IF([.AJ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 office:value-type="string" office:string-value="x" calcext:value-type="string">
            <text:p>x</text:p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 table:formula="of:=IF([.AJ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 office:value-type="string" office:string-value="x" calcext:value-type="string">
            <text:p>x</text:p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 table:formula="of:=IF([.AJ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 office:value-type="string" office:string-value="x" calcext:value-type="string">
            <text:p>x</text:p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 table:formula="of:=IF([.AJ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 office:value-type="string" office:string-value="x" calcext:value-type="string">
            <text:p>x</text:p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 table:formula="of:=IF([.AJ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 office:value-type="string" office:string-value="x" calcext:value-type="string">
            <text:p>x</text:p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 table:formula="of:=IF([.AJ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 office:value-type="string" office:string-value="x" calcext:value-type="string">
            <text:p>x</text:p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 table:formula="of:=IF([.AJ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 office:value-type="string" office:string-value="x" calcext:value-type="string">
            <text:p>x</text:p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 table:formula="of:=IF([.AJ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 office:value-type="string" office:string-value="x" calcext:value-type="string">
            <text:p>x</text:p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 table:formula="of:=IF([.AJ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 office:value-type="string" office:string-value="x" calcext:value-type="string">
            <text:p>x</text:p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 table:formula="of:=IF([.AJ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 office:value-type="string" office:string-value="x" calcext:value-type="string">
            <text:p>x</text:p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 table:formula="of:=IF([.AJ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 office:value-type="string" office:string-value="x" calcext:value-type="string">
            <text:p>x</text:p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 table:formula="of:=IF([.AJ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 office:value-type="string" office:string-value="x" calcext:value-type="string">
            <text:p>x</text:p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 table:formula="of:=IF([.AJ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 office:value-type="string" office:string-value="x" calcext:value-type="string">
            <text:p>x</text:p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 table:formula="of:=IF([.AJ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 office:value-type="string" office:string-value="x" calcext:value-type="string">
            <text:p>x</text:p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 table:formula="of:=IF([.AJ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 office:value-type="string" office:string-value="x" calcext:value-type="string">
            <text:p>x</text:p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 table:formula="of:=IF([.AJ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 office:value-type="string" office:string-value="x" calcext:value-type="string">
            <text:p>x</text:p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 table:formula="of:=IF([.AJ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 office:value-type="string" office:string-value="x" calcext:value-type="string">
            <text:p>x</text:p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 table:formula="of:=IF([.AJ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 office:value-type="string" office:string-value="x" calcext:value-type="string">
            <text:p>x</text:p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 table:formula="of:=IF([.AJ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 office:value-type="string" office:string-value="x" calcext:value-type="string">
            <text:p>x</text:p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 table:formula="of:=IF([.AJ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 office:value-type="string" office:string-value="x" calcext:value-type="string">
            <text:p>x</text:p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 table:formula="of:=IF([.AJ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 office:value-type="string" office:string-value="x" calcext:value-type="string">
            <text:p>x</text:p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 table:formula="of:=IF([.AJ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 office:value-type="string" office:string-value="x" calcext:value-type="string">
            <text:p>x</text:p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 table:formula="of:=IF([.AJ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 office:value-type="string" office:string-value="x" calcext:value-type="string">
            <text:p>x</text:p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 table:formula="of:=IF([.AJ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 office:value-type="string" office:string-value="x" calcext:value-type="string">
            <text:p>x</text:p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 table:formula="of:=IF([.AJ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 office:value-type="string" office:string-value="x" calcext:value-type="string">
            <text:p>x</text:p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 table:formula="of:=IF([.AJ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 office:value-type="string" office:string-value="x" calcext:value-type="string">
            <text:p>x</text:p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 table:formula="of:=IF([.AJ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 office:value-type="string" office:string-value="x" calcext:value-type="string">
            <text:p>x</text:p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 table:formula="of:=IF([.AJ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 office:value-type="string" office:string-value="x" calcext:value-type="string">
            <text:p>x</text:p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 table:formula="of:=IF([.AJ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 office:value-type="string" office:string-value="x" calcext:value-type="string">
            <text:p>x</text:p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 table:formula="of:=IF([.AJ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 office:value-type="string" office:string-value="x" calcext:value-type="string">
            <text:p>x</text:p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 table:formula="of:=IF([.AJ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 office:value-type="string" office:string-value="x" calcext:value-type="string">
            <text:p>x</text:p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 table:formula="of:=IF([.AJ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 office:value-type="string" office:string-value="x" calcext:value-type="string">
            <text:p>x</text:p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 table:formula="of:=IF([.AJ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 office:value-type="string" office:string-value="x" calcext:value-type="string">
            <text:p>x</text:p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 table:formula="of:=IF([.AJ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 office:value-type="string" office:string-value="x" calcext:value-type="string">
            <text:p>x</text:p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 table:formula="of:=IF([.AJ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 office:value-type="string" office:string-value="x" calcext:value-type="string">
            <text:p>x</text:p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 table:formula="of:=IF([.AJ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 office:value-type="string" office:string-value="x" calcext:value-type="string">
            <text:p>x</text:p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 table:formula="of:=IF([.AJ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 office:value-type="string" office:string-value="x" calcext:value-type="string">
            <text:p>x</text:p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 table:formula="of:=IF([.AJ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 office:value-type="string" office:string-value="x" calcext:value-type="string">
            <text:p>x</text:p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 table:formula="of:=IF([.AJ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 office:value-type="string" office:string-value="x" calcext:value-type="string">
            <text:p>x</text:p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 table:formula="of:=IF([.AJ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 office:value-type="string" office:string-value="x" calcext:value-type="string">
            <text:p>x</text:p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 table:formula="of:=IF([.AJ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 office:value-type="string" office:string-value="x" calcext:value-type="string">
            <text:p>x</text:p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 table:formula="of:=IF([.AJ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 office:value-type="string" office:string-value="x" calcext:value-type="string">
            <text:p>x</text:p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 table:formula="of:=IF([.AJ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 office:value-type="string" office:string-value="x" calcext:value-type="string">
            <text:p>x</text:p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 table:formula="of:=IF([.AJ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 office:value-type="string" office:string-value="x" calcext:value-type="string">
            <text:p>x</text:p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 table:formula="of:=IF([.AJ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 office:value-type="string" office:string-value="x" calcext:value-type="string">
            <text:p>x</text:p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 table:formula="of:=IF([.AJ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 office:value-type="string" office:string-value="x" calcext:value-type="string">
            <text:p>x</text:p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 table:formula="of:=IF([.AJ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 office:value-type="string" office:string-value="x" calcext:value-type="string">
            <text:p>x</text:p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 table:formula="of:=IF([.AJ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 office:value-type="string" office:string-value="x" calcext:value-type="string">
            <text:p>x</text:p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 table:formula="of:=IF([.AJ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 office:value-type="string" office:string-value="x" calcext:value-type="string">
            <text:p>x</text:p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 table:formula="of:=IF([.AJ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 office:value-type="string" office:string-value="x" calcext:value-type="string">
            <text:p>x</text:p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 table:formula="of:=IF([.AJ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 office:value-type="string" office:string-value="x" calcext:value-type="string">
            <text:p>x</text:p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 table:formula="of:=IF([.AJ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 office:value-type="string" office:string-value="x" calcext:value-type="string">
            <text:p>x</text:p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 table:formula="of:=IF([.AJ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 office:value-type="string" office:string-value="x" calcext:value-type="string">
            <text:p>x</text:p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 table:formula="of:=IF([.AJ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 office:value-type="string" office:string-value="x" calcext:value-type="string">
            <text:p>x</text:p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 table:formula="of:=IF([.AJ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 office:value-type="string" office:string-value="x" calcext:value-type="string">
            <text:p>x</text:p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 table:formula="of:=IF([.AJ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 office:value-type="string" office:string-value="x" calcext:value-type="string">
            <text:p>x</text:p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 table:formula="of:=IF([.AJ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 office:value-type="string" office:string-value="x" calcext:value-type="string">
            <text:p>x</text:p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 table:formula="of:=IF([.AJ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 office:value-type="string" office:string-value="x" calcext:value-type="string">
            <text:p>x</text:p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 table:formula="of:=IF([.AJ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 office:value-type="string" office:string-value="x" calcext:value-type="string">
            <text:p>x</text:p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 table:formula="of:=IF([.AJ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 office:value-type="string" office:string-value="x" calcext:value-type="string">
            <text:p>x</text:p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 table:formula="of:=IF([.AJ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 office:value-type="string" office:string-value="x" calcext:value-type="string">
            <text:p>x</text:p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 table:formula="of:=IF([.AJ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 office:value-type="string" office:string-value="x" calcext:value-type="string">
            <text:p>x</text:p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 table:formula="of:=IF([.AJ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 office:value-type="string" office:string-value="x" calcext:value-type="string">
            <text:p>x</text:p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 table:formula="of:=IF([.AJ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 office:value-type="string" office:string-value="x" calcext:value-type="string">
            <text:p>x</text:p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 table:formula="of:=IF([.AJ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 office:value-type="string" office:string-value="x" calcext:value-type="string">
            <text:p>x</text:p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 table:formula="of:=IF([.AJ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 office:value-type="string" office:string-value="x" calcext:value-type="string">
            <text:p>x</text:p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 table:formula="of:=IF([.AJ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 office:value-type="string" office:string-value="x" calcext:value-type="string">
            <text:p>x</text:p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 table:formula="of:=IF([.AJ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 office:value-type="string" office:string-value="x" calcext:value-type="string">
            <text:p>x</text:p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 table:formula="of:=IF([.AJ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 office:value-type="string" office:string-value="x" calcext:value-type="string">
            <text:p>x</text:p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 table:formula="of:=IF([.AJ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 office:value-type="string" office:string-value="x" calcext:value-type="string">
            <text:p>x</text:p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 table:formula="of:=IF([.AJ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 office:value-type="string" office:string-value="x" calcext:value-type="string">
            <text:p>x</text:p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 table:formula="of:=IF([.AJ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 office:value-type="string" office:string-value="x" calcext:value-type="string">
            <text:p>x</text:p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 table:formula="of:=IF([.AJ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 office:value-type="string" office:string-value="x" calcext:value-type="string">
            <text:p>x</text:p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 table:formula="of:=IF([.AJ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 office:value-type="string" office:string-value="x" calcext:value-type="string">
            <text:p>x</text:p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 table:formula="of:=IF([.AJ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 office:value-type="string" office:string-value="x" calcext:value-type="string">
            <text:p>x</text:p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 table:formula="of:=IF([.AJ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 office:value-type="string" office:string-value="x" calcext:value-type="string">
            <text:p>x</text:p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 table:formula="of:=IF([.AJ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 office:value-type="string" office:string-value="x" calcext:value-type="string">
            <text:p>x</text:p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 table:formula="of:=IF([.AJ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 office:value-type="string" office:string-value="x" calcext:value-type="string">
            <text:p>x</text:p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 table:formula="of:=IF([.AJ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 office:value-type="string" office:string-value="x" calcext:value-type="string">
            <text:p>x</text:p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 table:formula="of:=IF([.AJ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 office:value-type="string" office:string-value="x" calcext:value-type="string">
            <text:p>x</text:p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 table:formula="of:=IF([.AJ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 office:value-type="string" office:string-value="x" calcext:value-type="string">
            <text:p>x</text:p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 table:formula="of:=IF([.AJ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 office:value-type="string" office:string-value="x" calcext:value-type="string">
            <text:p>x</text:p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 table:formula="of:=IF([.AJ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 office:value-type="string" office:string-value="x" calcext:value-type="string">
            <text:p>x</text:p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 table:formula="of:=IF([.AJ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 office:value-type="string" office:string-value="x" calcext:value-type="string">
            <text:p>x</text:p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 table:formula="of:=IF([.AJ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 office:value-type="string" office:string-value="x" calcext:value-type="string">
            <text:p>x</text:p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 table:formula="of:=IF([.AJ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 office:value-type="string" office:string-value="x" calcext:value-type="string">
            <text:p>x</text:p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 table:formula="of:=IF([.AJ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 office:value-type="string" office:string-value="x" calcext:value-type="string">
            <text:p>x</text:p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 table:formula="of:=IF([.AJ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 office:value-type="string" office:string-value="x" calcext:value-type="string">
            <text:p>x</text:p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 table:formula="of:=IF([.AJ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 office:value-type="string" office:string-value="x" calcext:value-type="string">
            <text:p>x</text:p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 table:formula="of:=IF([.AJ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 office:value-type="string" office:string-value="x" calcext:value-type="string">
            <text:p>x</text:p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 table:formula="of:=IF([.AJ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6376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6" table:number-columns-repeated="2"/>
          <table:table-cell table:number-columns-repeated="16376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4:Channels.J1048576 Channels.J1:Channels.J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office:forms form:automatic-focus="false" form:apply-design-mode="false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9-29T00:36:06.928294367</dc:date>
    <meta:editing-cycles>274</meta:editing-cycles>
    <meta:editing-duration>PT13H51M15S</meta:editing-duration>
    <meta:generator>LibreOffice/7.4.2.3$MacOSX_X86_64 LibreOffice_project/382eef1f22670f7f4118c8c2dd222ec7ad009daf</meta:generator>
    <meta:document-statistic meta:table-count="5" meta:cell-count="6944" meta:object-count="0"/>
    <meta:user-defined meta:name="AppVersion">15.0000</meta:user-defined>
  </office:meta>
</office:document-meta>
</file>